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439cm"/>
    </style:style>
    <style:style style:name="co8" style:family="table-column">
      <style:table-column-properties fo:break-before="auto" style:column-width="27.5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<text:span text:style-name="T1">Draw all visible tilebuffers and sprites</text:span></text:p>
            <text:p>Then 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the working tile in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Load the working tile from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office:value-type="string" calcext:value-type="string">
            <text:p>fgc_palette_ix</text:p>
          </table:table-cell>
          <table:table-cell table:style-name="ce15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office:value-type="string" calcext:value-type="string">
            <text:p>bgc_palette_ix</text:p>
          </table:table-cell>
          <table:table-cell table:style-name="ce15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fgc_palette_ix, bgc_palette_ix</text:p>
          </table:table-cell>
          <table:table-cell table:style-name="ce15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program’s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8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18T17:32:43.186000000</dc:date>
    <meta:editing-duration>P1DT12H24M41S</meta:editing-duration>
    <meta:editing-cycles>105</meta:editing-cycles>
    <meta:generator>LibreOffice/7.5.2.2$Windows_X86_64 LibreOffice_project/53bb9681a964705cf672590721dbc85eb4d0c3a2</meta:generator>
    <meta:document-statistic meta:table-count="2" meta:cell-count="518" meta:object-count="0"/>
  </office:meta>
</office:document-meta>
</file>